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278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correct answer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primera caracteristica a analizar en un sistema seguro e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dencialida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rida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onibilida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pudio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 es la segunda pregun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a respues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gunda respues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cera respues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arta respueta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20:52:32.217405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33:13.896132333</meta:creation-date>
    <dc:date>2017-12-08T20:53:27.728118386</dc:date>
    <meta:editing-duration>PT4M12S</meta:editing-duration>
    <meta:editing-cycles>3</meta:editing-cycles>
    <meta:generator>LibreOffice/5.1.6.2$Linux_X86_64 LibreOffice_project/10m0$Build-2</meta:generator>
    <meta:document-statistic meta:table-count="1" meta:cell-count="44" meta:object-count="0"/>
  </office:meta>
</office:document-meta>
</file>